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25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7.75cm"/>
    </style:style>
    <style:style style:name="gr7" style:family="graphic" style:parent-style-name="standard">
      <style:graphic-properties draw:stroke="none" draw:fill="none" fo:min-height="1cm"/>
    </style:style>
    <style:style style:name="gr8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P4" style:family="paragraph">
      <style:text-properties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10pt" style:font-weight-complex="bold"/>
    </style:style>
    <style:style style:name="P5" style:family="paragraph">
      <style:text-properties fo:color="#000000" fo:font-family="IPAã‚´ã‚·ãƒƒã‚¯" fo:font-size="10pt" style:font-family-asian="IPAã‚´ã‚·ãƒƒã‚¯" style:font-size-asian="10pt" style:font-family-complex="IPAã‚´ã‚·ãƒƒã‚¯" style:font-size-complex="10pt"/>
    </style:style>
    <style:style style:name="T1" style:family="text">
      <style:text-properties fo:font-size="10pt"/>
    </style:style>
    <style:style style:name="T2" style:family="text">
      <style:text-properties fo:color="#000000" style:text-outline="false" style:text-line-through-style="none" fo:font-family="Monospace" style:font-pitch="fixed" fo:font-size="10pt" fo:font-style="normal" fo:text-shadow="none" style:text-underline-style="none" fo:font-weight="normal" style:letter-kerning="true" style:font-family-asian="Monospace" style:font-pitch-asian="fixed" style:font-size-asian="10pt" style:font-style-asian="normal" style:font-weight-asian="normal" style:font-family-complex="Monospace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Monospace" style:font-pitch="fixed" fo:font-size="10pt" fo:font-style="normal" fo:text-shadow="none" style:text-underline-style="none" fo:font-weight="normal" style:letter-kerning="true" style:font-family-asian="Monospace" style:font-pitch-asian="fixed" style:font-size-asian="10pt" style:font-style-asian="normal" style:font-weight-asian="normal" style:font-family-complex="Monospace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fo:font-family="Monospace" style:font-pitch="fixed" fo:font-size="10pt" fo:font-style="normal" fo:text-shadow="none" style:text-underline-style="none" fo:font-weight="bold" style:letter-kerning="true" style:font-family-asian="Monospace" style:font-pitch-asian="fixed" style:font-size-asian="10pt" style:font-style-asian="normal" style:font-weight-asian="bold" style:font-family-complex="Monospace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IPAã‚´ã‚·ãƒƒã‚¯" fo:font-size="10pt" fo:font-style="normal" fo:text-shadow="none" style:text-underline-style="none" fo:font-weight="normal" style:letter-kerning="true" style:font-family-asian="IPAã‚´ã‚·ãƒƒã‚¯" style:font-size-asian="10pt" style:font-style-asian="normal" style:font-weight-asian="normal" style:font-family-complex="IPAã‚´ã‚·ãƒƒã‚¯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8cm" svg:height="9.5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cm" svg:x="1.5cm" svg:y="10.5cm">
          <text:p text:style-name="P1"><text:span text:style-name="T1">ST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1cm" svg:height="1cm" svg:x="18.249cm" svg:y="10.5cm">
          <text:p text:style-name="P1"><text:span text:style-name="T1">ET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cm" svg:x="3.25cm" svg:y="10.5cm">
          <text:p text:style-name="P1"><text:span text:style-name="T1">Type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8.5cm" svg:y="10.5cm">
          <text:p text:style-name="P1"><text:span text:style-name="T1">Length</text:span></text:p>
          <text:p text:style-name="P1"><text:span text:style-name="T1">2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cm" svg:x="5cm" svg:y="10.5cm">
          <text:p text:style-name="P1"><text:span text:style-name="T1">Command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1cm" svg:height="1cm" svg:x="6.75cm" svg:y="10.5cm">
          <text:p text:style-name="P1"><text:span text:style-name="T1">Checksum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1cm" svg:x="12cm" svg:y="10.5cm">
          <text:p text:style-name="P1"><text:span text:style-name="T1">Command data</text:span></text:p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33cm" svg:height="0.662cm" svg:x="1.5cm" svg:y="14.75cm">
          <draw:text-box>
            <text:p><text:span text:style-name="T2">Command=0x01 : </text:span><text:span text:style-name="T3">MOVE</text:span></text:p>
          </draw:text-box>
        </draw:frame>
        <draw:custom-shape draw:style-name="gr2" draw:text-style-name="P2" draw:layer="layout" svg:width="2.188cm" svg:height="1cm" svg:x="1.75cm" svg:y="15.25cm">
          <text:p text:style-name="P1"><text:span text:style-name="T1">LeftMotor1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87cm" svg:height="1cm" svg:x="3.938cm" svg:y="15.25cm">
          <text:p text:style-name="P1"><text:span text:style-name="T1">LeftMotor1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88cm" svg:height="1cm" svg:x="6.125cm" svg:y="15.25cm">
          <text:p text:style-name="P1"><text:span text:style-name="T1">RightMotor1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87cm" svg:height="1cm" svg:x="8.313cm" svg:y="15.25cm">
          <text:p text:style-name="P1"><text:span text:style-name="T1">RightMotor2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33cm" svg:height="0.662cm" svg:x="1.5cm" svg:y="16.5cm">
          <draw:text-box>
            <text:p><text:span text:style-name="T2">Command=0x02 : HEAD</text:span></text:p>
          </draw:text-box>
        </draw:frame>
        <draw:custom-shape draw:style-name="gr2" draw:text-style-name="P2" draw:layer="layout" svg:width="1.75cm" svg:height="1cm" svg:x="1.75cm" svg:y="17cm">
          <text:p text:style-name="P1"><text:span text:style-name="T1">Yaw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58cm" svg:height="0.662cm" svg:x="1.5cm" svg:y="20cm">
          <draw:text-box>
            <text:p><text:span text:style-name="T2">Command=0x03 : </text:span><text:span text:style-name="T3">CAMERA_IMAGE</text:span></text:p>
          </draw:text-box>
        </draw:frame>
        <draw:line draw:style-name="gr5" draw:text-style-name="P1" draw:layer="layout" svg:x1="1.5cm" svg:y1="12.5cm" svg:x2="12cm" svg:y2="11.5cm">
          <text:p/>
        </draw:line>
        <draw:line draw:style-name="gr5" draw:text-style-name="P1" draw:layer="layout" svg:x1="19.5cm" svg:y1="12.5cm" svg:x2="18.25cm" svg:y2="11.5cm">
          <text:p/>
        </draw:line>
        <draw:frame draw:style-name="gr4" draw:text-style-name="P4" draw:layer="layout" svg:width="7.33cm" svg:height="0.662cm" svg:x="1.25cm" svg:y="10cm">
          <draw:text-box>
            <text:p><text:span text:style-name="T4">Packet structure</text:span></text:p>
          </draw:text-box>
        </draw:frame>
        <draw:frame draw:style-name="gr4" draw:text-style-name="P4" draw:layer="layout" svg:width="7.33cm" svg:height="0.662cm" svg:x="1.5cm" svg:y="12.588cm">
          <draw:text-box>
            <text:p><text:span text:style-name="T4">Command data structure</text:span></text:p>
          </draw:text-box>
        </draw:frame>
        <draw:frame draw:style-name="gr6" draw:layer="layout" svg:width="10.25cm" svg:height="8cm" svg:x="2cm" svg:y="1.75cm">
          <draw:text-box>
            <text:p>STX=0x02</text:p>
            <text:p>ETX=0x03</text:p>
            <text:p>Type = {</text:p>
            <text:p><text:s text:c="2"/>1: Data(reserved)</text:p>
            <text:p>}</text:p>
            <text:p>Command = {</text:p>
            <text:p><text:s text:c="2"/>0: ECHO,</text:p>
            <text:p><text:s text:c="2"/>1: MOVE,</text:p>
            <text:p><text:s text:c="2"/>2: HEAD,</text:p>
            <text:p><text:s text:c="2"/>3: REQUEST_CAMERA_IMAGE,</text:p>
            <text:p><text:s text:c="2"/>4: CAMERA_IMAGE</text:p>
            <text:p>}</text:p>
            <text:p>Length = {</text:p>
            <text:p><text:s text:c="2"/>len1 = (byte)(0xFF &amp; (packet.getDataLen())),</text:p>
            <text:p><text:s text:c="2"/>len2 = (byte)(0xFF &amp; (packet.getDataLen() &gt;&gt; 8))</text:p>
            <text:p>}</text:p>
            <text:p>Checksum = </text:p>
            <text:p><text:s text:c="2"/>(byte)(0xFF &amp; (PACKET_TYPE_DATA +</text:p>
            <text:p><text:s text:c="4"/>OpCode + len1 + len2));</text:p>
          </draw:text-box>
        </draw:frame>
        <draw:frame draw:style-name="gr4" draw:text-style-name="P4" draw:layer="layout" svg:width="7.33cm" svg:height="0.662cm" svg:x="1.25cm" svg:y="1.25cm">
          <draw:text-box>
            <text:p><text:span text:style-name="T4">Packet elements</text:span></text:p>
          </draw:text-box>
        </draw:frame>
        <draw:custom-shape draw:style-name="gr2" draw:text-style-name="P2" draw:layer="layout" svg:width="1.75cm" svg:height="1cm" svg:x="3.5cm" svg:y="17cm">
          <text:p text:style-name="P1"><text:span text:style-name="T1">Pitch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75cm" svg:height="0.662cm" svg:x="1.5cm" svg:y="18.25cm">
          <draw:text-box>
            <text:p><text:span text:style-name="T2">Command=0x03 : REQUEST_CAMERA_IMAGE</text:span></text:p>
          </draw:text-box>
        </draw:frame>
        <draw:custom-shape draw:style-name="gr2" draw:text-style-name="P2" draw:layer="layout" svg:width="2.75cm" svg:height="1cm" svg:x="1.75cm" svg:y="18.75cm">
          <text:p text:style-name="P1"><text:span text:style-name="T1">Camera Inde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1cm" svg:x="1.75cm" svg:y="20.5cm">
          <text:p text:style-name="P1"><text:span text:style-name="T1">Camera Inde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1cm" svg:x="4.5cm" svg:y="20.5cm">
          <text:p text:style-name="P1"><text:span text:style-name="T1">Image data(PNG, JPEG)</text:span></text:p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58cm" svg:height="0.662cm" svg:x="1.5cm" svg:y="13cm">
          <draw:text-box>
            <text:p><text:span text:style-name="T2">Command=0x00 : </text:span><text:span text:style-name="T3">ECHO</text:span></text:p>
          </draw:text-box>
        </draw:frame>
        <draw:custom-shape draw:style-name="gr3" draw:text-style-name="P2" draw:layer="layout" svg:width="6.25cm" svg:height="1cm" svg:x="1.75cm" svg:y="13.5cm">
          <text:p text:style-name="P1"><text:span text:style-name="T1">Data</text:span></text:p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25cm" svg:height="1.25cm" svg:x="1.5cm" svg:y="23cm">
          <draw:text-box>
            <text:p text:style-name="P5"><text:span text:style-name="T5">net.blacktortoise.androidlib.data.BtPacket</text:span></text:p>
            <text:p text:style-name="P5"><text:span text:style-name="T5">net.blacktortoise.androidlib.data.BtPacketFactory</text:span></text:p>
          </draw:text-box>
        </draw:frame>
        <draw:frame draw:style-name="gr8" draw:text-style-name="P4" draw:layer="layout" svg:width="8.25cm" svg:height="1cm" svg:x="1.25cm" svg:y="22.5cm">
          <draw:text-box>
            <text:p><text:span text:style-name="T4">Implementation of the packet par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2T23:47:37</meta:creation-date>
    <dc:date>2013-05-30T21:34:28</dc:date>
    <meta:editing-duration>PT1H26M36S</meta:editing-duration>
    <meta:editing-cycles>10</meta:editing-cycles>
    <meta:generator>LibreOffice/3.5$Linux_X86_64 LibreOffice_project/350m1$Build-2</meta:generator>
    <dc:creator>Takao Sumitomo</dc:creator>
    <meta:document-statistic meta:object-count="31"/>
  </office:meta>
</office:document-meta>
</file>